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75in" text:min-label-width="0.2604in" text:list-level-position-and-space-mode="label-alignment">
          <style:list-level-label-alignment text:label-followed-by="listtab" fo:margin-left="1.0104in" fo:text-indent="-0.2604in"/>
        </style:list-level-properties>
        <style:text-properties style:font-name="MS Mincho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Verdana" fo:font-weight="bold" style:font-weight-asian="bold" style:font-weight-complex="bold"/>
    </style:style>
    <style:style style:name="P2" style:parent-style-name="Standard" style:family="paragraph">
      <style:text-properties style:font-name="Verdana" fo:font-weight="bold" style:font-weight-asian="bold" style:font-weight-complex="bold"/>
    </style:style>
    <style:style style:name="P3" style:parent-style-name="Standard" style:family="paragraph">
      <style:text-properties style:font-name="Verdana" fo:font-weight="bold" style:font-weight-asian="bold" style:font-weight-complex="bold"/>
    </style:style>
    <style:style style:name="P4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5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6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7" style:parent-style-name="Default" style:family="paragraph">
      <style:text-properties fo:font-weight="bold" style:font-weight-asian="bold" fo:font-size="11pt" style:font-size-asian="11pt"/>
    </style:style>
    <style:style style:name="P8" style:parent-style-name="Default" style:family="paragraph">
      <style:text-properties fo:font-weight="bold" style:font-weight-asian="bold" fo:font-size="11pt" style:font-size-asian="11pt"/>
    </style:style>
    <style:style style:name="P9" style:parent-style-name="Default" style:family="paragraph">
      <style:text-properties fo:font-weight="bold" style:font-weight-asian="bold" fo:font-size="11pt" style:font-size-asian="11pt"/>
    </style:style>
    <style:style style:name="P10" style:parent-style-name="Default" style:list-style-name="LFO4" style:family="paragraph">
      <style:paragraph-properties fo:text-align="justify" fo:margin-top="0.1944in" fo:margin-bottom="0.0833in" fo:margin-left="0.2958in">
        <style:tab-stops/>
      </style:paragraph-properties>
      <style:text-properties fo:font-weight="bold" style:font-weight-asian="bold"/>
    </style:style>
    <style:style style:name="P11" style:parent-style-name="Default" style:family="paragraph">
      <style:paragraph-properties fo:text-align="justify" fo:margin-top="0.1944in" fo:margin-bottom="0.0833in" fo:margin-left="0.5in">
        <style:tab-stops/>
      </style:paragraph-properties>
      <style:text-properties style:font-weight-complex="bold"/>
    </style:style>
    <style:style style:name="P12" style:parent-style-name="Default" style:family="paragraph">
      <style:paragraph-properties fo:text-align="justify" fo:margin-top="0.1944in" fo:margin-bottom="0.0833in" fo:margin-left="0.5in">
        <style:tab-stops/>
      </style:paragraph-properties>
      <style:text-properties style:font-weight-complex="bold"/>
    </style:style>
    <style:style style:name="P13" style:parent-style-name="Standard" style:family="paragraph">
      <style:text-properties style:font-name="Verdana" fo:font-weight="bold" style:font-weight-asian="bold" fo:color="#000000"/>
    </style:style>
    <style:style style:name="P14" style:parent-style-name="Default" style:family="paragraph">
      <style:paragraph-properties fo:margin-top="0.1944in" fo:margin-bottom="0.0833in" fo:margin-left="0.2361in" fo:text-indent="-0.2361in">
        <style:tab-stops/>
      </style:paragraph-properties>
      <style:text-properties fo:font-weight="bold" style:font-weight-asian="bold"/>
    </style:style>
    <style:style style:name="P15" style:parent-style-name="Default" style:list-style-name="LFO5" style:family="paragraph">
      <style:paragraph-properties fo:margin-top="0.1944in" fo:margin-bottom="0.0833in"/>
    </style:style>
    <style:style style:name="T16" style:parent-style-name="Fuentedepárrafopredeter." style:family="text">
      <style:text-properties style:font-name-asian="DengXian"/>
    </style:style>
    <style:style style:name="P17" style:parent-style-name="Default" style:list-style-name="LFO5" style:family="paragraph">
      <style:paragraph-properties fo:margin-top="0.1944in" fo:margin-bottom="0.0833in"/>
    </style:style>
    <style:style style:name="P18" style:parent-style-name="Default" style:list-style-name="LFO5" style:family="paragraph">
      <style:paragraph-properties fo:margin-top="0.1944in" fo:margin-bottom="0.0833in"/>
    </style:style>
    <style:style style:name="P19" style:parent-style-name="Default" style:list-style-name="LFO5" style:family="paragraph">
      <style:paragraph-properties fo:margin-top="0.1944in" fo:margin-bottom="0.0833in"/>
    </style:style>
    <style:style style:name="T20" style:parent-style-name="Fuentedepárrafopredeter." style:family="text">
      <style:text-properties style:font-name-asian="DengXian"/>
    </style:style>
    <style:style style:name="P21" style:parent-style-name="Default" style:list-style-name="LFO5" style:family="paragraph">
      <style:paragraph-properties fo:margin-top="0.1944in" fo:margin-bottom="0.0833in"/>
    </style:style>
    <style:style style:name="T22" style:parent-style-name="Fuentedepárrafopredeter." style:family="text">
      <style:text-properties style:font-name-asian="DengXian"/>
    </style:style>
    <style:style style:name="P23" style:parent-style-name="Default" style:list-style-name="LFO5" style:family="paragraph">
      <style:paragraph-properties fo:margin-top="0.1944in" fo:margin-bottom="0.0833in"/>
    </style:style>
    <style:style style:name="P24" style:parent-style-name="Default" style:list-style-name="LFO5" style:family="paragraph">
      <style:paragraph-properties fo:margin-top="0.1944in" fo:margin-bottom="0.0833in"/>
    </style:style>
    <style:style style:name="P25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P26" style:parent-style-name="Default" style:family="paragraph">
      <style:paragraph-properties fo:text-align="justify" fo:margin-top="0.1944in" fo:margin-bottom="0.0833in" fo:margin-left="0.25in">
        <style:tab-stops/>
      </style:paragraph-properties>
      <style:text-properties style:font-weight-complex="bold"/>
    </style:style>
    <style:style style:name="P27" style:parent-style-name="Default" style:family="paragraph">
      <style:paragraph-properties fo:text-align="justify" fo:margin-top="0.1944in" fo:margin-bottom="0.0833in" fo:margin-left="0.25in">
        <style:tab-stops/>
      </style:paragraph-properties>
      <style:text-properties style:font-weight-complex="bold"/>
    </style:style>
    <style:style style:name="P28" style:parent-style-name="Default" style:list-style-name="LFO6" style:family="paragraph">
      <style:paragraph-properties fo:text-align="justify" fo:margin-top="0.1944in" fo:margin-bottom="0.0833in"/>
      <style:text-properties style:font-weight-complex="bold"/>
    </style:style>
    <style:style style:name="P29" style:parent-style-name="Default" style:list-style-name="LFO6" style:family="paragraph">
      <style:paragraph-properties fo:text-align="justify" fo:margin-top="0.1944in" fo:margin-bottom="0.0833in"/>
      <style:text-properties style:font-weight-complex="bold"/>
    </style:style>
    <style:style style:name="P30" style:parent-style-name="Default" style:list-style-name="LFO6" style:family="paragraph">
      <style:paragraph-properties fo:text-align="justify" fo:margin-top="0.1944in" fo:margin-bottom="0.0833in"/>
      <style:text-properties style:font-weight-complex="bold"/>
    </style:style>
    <style:style style:name="P31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P32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P33" style:parent-style-name="Default" style:list-style-name="LFO7" style:family="paragraph">
      <style:paragraph-properties fo:text-align="justify" fo:margin-top="0.1944in" fo:margin-bottom="0.0833in"/>
    </style:style>
    <style:style style:name="P34" style:parent-style-name="Default" style:list-style-name="LFO7" style:family="paragraph">
      <style:paragraph-properties fo:text-align="justify" fo:margin-top="0.1944in" fo:margin-bottom="0.0833in"/>
    </style:style>
    <style:style style:name="P35" style:parent-style-name="Default" style:list-style-name="LFO7" style:family="paragraph">
      <style:paragraph-properties fo:text-align="justify" fo:margin-top="0.1944in" fo:margin-bottom="0.0833in"/>
    </style:style>
    <style:style style:name="P36" style:parent-style-name="Default" style:list-style-name="LFO7" style:family="paragraph">
      <style:paragraph-properties fo:text-align="justify" fo:margin-top="0.1944in" fo:margin-bottom="0.0833in"/>
    </style:style>
    <style:style style:name="P37" style:parent-style-name="Default" style:list-style-name="LFO7" style:family="paragraph">
      <style:paragraph-properties fo:text-align="justify" fo:margin-top="0.1944in" fo:margin-bottom="0.0833in"/>
    </style:style>
    <style:style style:name="P38" style:parent-style-name="Default" style:list-style-name="LFO7" style:family="paragraph">
      <style:paragraph-properties fo:text-align="justify" fo:margin-top="0.1944in" fo:margin-bottom="0.0833in"/>
    </style:style>
    <style:style style:name="P39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40" style:parent-style-name="Fuentedepárrafopredeter." style:family="text">
      <style:text-properties fo:font-weight="bold" style:font-weight-asian="bold"/>
    </style:style>
    <style:style style:name="P41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42" style:parent-style-name="Fuentedepárrafopredeter." style:family="text">
      <style:text-properties fo:font-weight="bold" style:font-weight-asian="bold"/>
    </style:style>
    <style:style style:name="T43" style:parent-style-name="Fuentedepárrafopredeter." style:family="text">
      <style:text-properties style:font-weight-complex="bold"/>
    </style:style>
    <style:style style:name="T44" style:parent-style-name="Fuentedepárrafopredeter." style:family="text">
      <style:text-properties style:font-weight-complex="bold"/>
    </style:style>
    <style:style style:name="T45" style:parent-style-name="Fuentedepárrafopredeter." style:family="text">
      <style:text-properties style:font-weight-complex="bold"/>
    </style:style>
    <style:style style:name="P46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47" style:parent-style-name="Fuentedepárrafopredeter." style:family="text">
      <style:text-properties fo:font-weight="bold" style:font-weight-asian="bold"/>
    </style:style>
    <style:style style:name="T48" style:parent-style-name="Fuentedepárrafopredeter." style:family="text">
      <style:text-properties style:font-weight-complex="bold"/>
    </style:style>
    <style:style style:name="T49" style:parent-style-name="Fuentedepárrafopredeter." style:family="text">
      <style:text-properties style:font-weight-complex="bold"/>
    </style:style>
    <style:style style:name="P50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51" style:parent-style-name="Fuentedepárrafopredeter." style:family="text">
      <style:text-properties fo:font-weight="bold" style:font-weight-asian="bold"/>
    </style:style>
    <style:style style:name="T52" style:parent-style-name="Fuentedepárrafopredeter." style:family="text">
      <style:text-properties style:font-weight-complex="bold"/>
    </style:style>
    <style:style style:name="T53" style:parent-style-name="Fuentedepárrafopredeter." style:family="text">
      <style:text-properties style:font-weight-complex="bold"/>
    </style:style>
    <style:style style:name="P54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P55" style:parent-style-name="Default" style:list-style-name="LFO8" style:family="paragraph">
      <style:paragraph-properties fo:text-align="justify" fo:margin-top="0.1944in" fo:margin-bottom="0.0833in"/>
    </style:style>
    <style:style style:name="P56" style:parent-style-name="Default" style:list-style-name="LFO8" style:family="paragraph">
      <style:paragraph-properties fo:text-align="justify" fo:margin-top="0.1944in" fo:margin-bottom="0.0833in"/>
    </style:style>
    <style:style style:name="P57" style:parent-style-name="Default" style:list-style-name="LFO8" style:family="paragraph">
      <style:paragraph-properties fo:text-align="justify" fo:margin-top="0.1944in" fo:margin-bottom="0.0833in"/>
    </style:style>
    <style:style style:name="P58" style:parent-style-name="Standard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style:font-name="Verdana" fo:font-weight="bold" style:font-weight-asian="bold" fo:color="#000000"/>
    </style:style>
    <style:style style:name="P59" style:parent-style-name="Default" style:family="paragraph">
      <style:paragraph-properties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P60" style:parent-style-name="Default" style:family="paragraph">
      <style:paragraph-properties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P61" style:parent-style-name="Default" style:list-style-name="LFO9" style:family="paragraph">
      <style:paragraph-properties fo:margin-top="0.1944in" fo:margin-bottom="0.0833in"/>
      <style:text-properties style:font-weight-complex="bold"/>
    </style:style>
    <style:style style:name="P62" style:parent-style-name="Default" style:list-style-name="LFO9" style:family="paragraph">
      <style:paragraph-properties fo:margin-top="0.1944in" fo:margin-bottom="0.0833in"/>
      <style:text-properties style:font-weight-complex="bold"/>
    </style:style>
    <style:style style:name="P63" style:parent-style-name="Default" style:list-style-name="LFO9" style:family="paragraph">
      <style:paragraph-properties fo:margin-top="0.1944in" fo:margin-bottom="0.0833in"/>
      <style:text-properties style:font-weight-complex="bold"/>
    </style:style>
    <style:style style:name="P64" style:parent-style-name="Default" style:list-style-name="LFO9" style:family="paragraph">
      <style:paragraph-properties fo:margin-top="0.1944in" fo:margin-bottom="0.0833in"/>
      <style:text-properties style:font-weight-complex="bold"/>
    </style:style>
    <style:style style:name="P65" style:parent-style-name="Default" style:family="paragraph">
      <style:paragraph-properties fo:margin-top="0.1944in" fo:margin-bottom="0.0833in" fo:margin-left="0.2958in">
        <style:tab-stops/>
      </style:paragraph-properties>
      <style:text-properties fo:font-weight="bold" style:font-weight-asian="bold"/>
    </style:style>
    <style:style style:name="P66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67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68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69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0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1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2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3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4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5" style:parent-style-name="Default" style:list-style-name="LFO10" style:family="paragraph">
      <style:paragraph-properties fo:margin-top="0.1944in" fo:margin-bottom="0.0833in"/>
      <style:text-properties style:font-weight-complex="bold"/>
    </style:style>
    <style:style style:name="P76" style:parent-style-name="Default" style:family="paragraph">
      <style:paragraph-properties fo:margin-top="0.1944in" fo:margin-bottom="0.0833in" fo:margin-left="0.25in" fo:text-indent="-0.25in">
        <style:tab-stops/>
      </style:paragraph-properties>
      <style:text-properties fo:font-weight="bold" style:font-weight-asian="bold"/>
    </style:style>
    <style:style style:name="T77" style:parent-style-name="Fuentedepárrafopredeter." style:family="text">
      <style:text-properties fo:font-weight="bold" style:font-weight-asian="bold"/>
    </style:style>
    <style:style style:name="P78" style:parent-style-name="Default" style:family="paragraph">
      <style:text-properties fo:font-weight="bold" style:font-weight-asian="bold"/>
    </style:style>
    <style:style style:name="P79" style:parent-style-name="Default" style:family="paragraph">
      <style:text-properties fo:font-weight="bold" style:font-weight-asian="bold"/>
    </style:style>
    <style:style style:name="P80" style:parent-style-name="Default" style:family="paragraph">
      <style:text-properties fo:font-weight="bold" style:font-weight-asian="bold"/>
    </style:style>
    <style:style style:name="P81" style:parent-style-name="Default" style:family="paragraph">
      <style:text-properties fo:font-weight="bold" style:font-weight-asian="bold"/>
    </style:style>
    <style:style style:name="P82" style:parent-style-name="Default" style:family="paragraph">
      <style:text-properties fo:font-weight="bold" style:font-weight-asian="bold"/>
    </style:style>
    <style:style style:name="P83" style:parent-style-name="Default" style:list-style-name="LFO11" style:family="paragraph">
      <style:text-properties style:font-weight-complex="bold"/>
    </style:style>
    <style:style style:name="P84" style:parent-style-name="Default" style:family="paragraph">
      <style:paragraph-properties fo:margin-left="0.5in">
        <style:tab-stops/>
      </style:paragraph-properties>
      <style:text-properties style:font-weight-complex="bold"/>
    </style:style>
    <style:style style:name="P85" style:parent-style-name="Default" style:list-style-name="LFO11" style:family="paragraph">
      <style:text-properties style:font-weight-complex="bold"/>
    </style:style>
    <style:style style:name="P86" style:parent-style-name="Default" style:family="paragraph">
      <style:text-properties style:font-weight-complex="bold"/>
    </style:style>
    <style:style style:name="P87" style:parent-style-name="Default" style:list-style-name="LFO11" style:family="paragraph">
      <style:text-properties style:font-weight-complex="bold"/>
    </style:style>
    <style:style style:name="P88" style:parent-style-name="Default" style:family="paragraph">
      <style:text-properties fo:font-weight="bold" style:font-weight-asian="bold"/>
    </style:style>
    <style:style style:name="P89" style:parent-style-name="Default" style:family="paragraph">
      <style:text-properties fo:font-weight="bold" style:font-weight-asian="bold"/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P92" style:parent-style-name="Default" style:family="paragraph">
      <style:text-properties fo:font-weight="bold" style:font-weight-asian="bold"/>
    </style:style>
    <style:style style:name="P93" style:parent-style-name="Default" style:family="paragraph">
      <style:text-properties fo:font-weight="bold" style:font-weight-asian="bold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style:font-weight-complex="bold"/>
    </style:style>
    <style:style style:name="P96" style:parent-style-name="Default" style:family="paragraph">
      <style:paragraph-properties fo:margin-left="2.5in">
        <style:tab-stops/>
      </style:paragraph-properties>
      <style:text-properties style:font-weight-complex="bold"/>
    </style:style>
    <style:style style:name="T97" style:parent-style-name="Fuentedepárrafopredeter." style:family="text">
      <style:text-properties fo:font-weight="bold" style:font-weight-asian="bold"/>
    </style:style>
    <style:style style:name="T98" style:parent-style-name="Fuentedepárrafopredeter." style:family="text">
      <style:text-properties style:font-weight-complex="bold"/>
    </style:style>
    <style:style style:name="T99" style:parent-style-name="Fuentedepárrafopredeter." style:family="text">
      <style:text-properties style:font-weight-complex="bold"/>
    </style:style>
    <style:style style:name="P100" style:parent-style-name="Default" style:family="paragraph">
      <style:text-properties style:font-weight-complex="bold"/>
    </style:style>
    <style:style style:name="T101" style:parent-style-name="Fuentedepárrafopredeter." style:family="text">
      <style:text-properties fo:font-weight="bold" style:font-weight-asian="bold"/>
    </style:style>
    <style:style style:name="T102" style:parent-style-name="Fuentedepárrafopredeter." style:family="text">
      <style:text-properties style:font-weight-complex="bold"/>
    </style:style>
    <style:style style:name="T103" style:parent-style-name="Fuentedepárrafopredeter." style:family="text">
      <style:text-properties style:font-weight-complex="bold"/>
    </style:style>
    <style:style style:name="P104" style:parent-style-name="Default" style:family="paragraph">
      <style:text-properties style:font-weight-complex="bold"/>
    </style:style>
    <style:style style:name="T105" style:parent-style-name="Fuentedepárrafopredeter." style:family="text">
      <style:text-properties fo:font-weight="bold" style:font-weight-asian="bold"/>
    </style:style>
    <style:style style:name="T106" style:parent-style-name="Fuentedepárrafopredeter." style:family="text">
      <style:text-properties style:font-weight-complex="bold"/>
    </style:style>
    <style:style style:name="T107" style:parent-style-name="Fuentedepárrafopredeter." style:family="text">
      <style:text-properties style:font-weight-complex="bold"/>
    </style:style>
    <style:style style:name="P108" style:parent-style-name="Default" style:family="paragraph">
      <style:text-properties fo:font-weight="bold" style:font-weight-asian="bold"/>
    </style:style>
    <style:style style:name="T109" style:parent-style-name="Fuentedepárrafopredeter." style:family="text">
      <style:text-properties fo:font-weight="bold" style:font-weight-asian="bold"/>
    </style:style>
    <style:style style:name="T110" style:parent-style-name="Fuentedepárrafopredeter." style:family="text">
      <style:text-properties style:font-weight-complex="bold"/>
    </style:style>
    <style:style style:name="T111" style:parent-style-name="Fuentedepárrafopredeter." style:family="text">
      <style:text-properties style:font-weight-complex="bold"/>
    </style:style>
    <style:style style:name="P112" style:parent-style-name="Default" style:family="paragraph">
      <style:text-properties fo:font-weight="bold" style:font-weight-asian="bold"/>
    </style:style>
    <style:style style:name="T113" style:parent-style-name="Fuentedepárrafopredeter." style:family="text">
      <style:text-properties fo:font-weight="bold" style:font-weight-asian="bold"/>
    </style:style>
    <style:style style:name="T114" style:parent-style-name="Fuentedepárrafopredeter." style:family="text">
      <style:text-properties fo:font-weight="bold" style:font-weight-asian="bold"/>
    </style:style>
    <style:style style:name="T115" style:parent-style-name="Fuentedepárrafopredeter." style:family="text">
      <style:text-properties style:font-weight-complex="bold"/>
    </style:style>
    <style:style style:name="T116" style:parent-style-name="Fuentedepárrafopredeter." style:family="text">
      <style:text-properties fo:font-weight="bold" style:font-weight-asian="bold"/>
    </style:style>
    <style:style style:name="T117" style:parent-style-name="Fuentedepárrafopredeter." style:family="text">
      <style:text-properties style:font-weight-complex="bold"/>
    </style:style>
    <style:style style:name="T118" style:parent-style-name="Fuentedepárrafopredeter." style:family="text">
      <style:text-properties style:font-weight-complex="bold"/>
    </style:style>
    <style:style style:name="T119" style:parent-style-name="Fuentedepárrafopredeter." style:family="text">
      <style:text-properties style:font-weight-complex="bold"/>
    </style:style>
    <style:style style:name="P120" style:parent-style-name="Default" style:family="paragraph">
      <style:text-properties style:font-weight-complex="bold"/>
    </style:style>
    <style:style style:name="T121" style:parent-style-name="Fuentedepárrafopredeter." style:family="text">
      <style:text-properties fo:font-weight="bold" style:font-weight-asian="bold"/>
    </style:style>
    <style:style style:name="T122" style:parent-style-name="Fuentedepárrafopredeter." style:family="text">
      <style:text-properties style:font-weight-complex="bold"/>
    </style:style>
    <style:style style:name="T123" style:parent-style-name="Fuentedepárrafopredeter." style:family="text">
      <style:text-properties style:font-weight-complex="bold"/>
    </style:style>
    <style:style style:name="P124" style:parent-style-name="Default" style:family="paragraph">
      <style:text-properties style:font-weight-complex="bold"/>
    </style:style>
    <style:style style:name="T125" style:parent-style-name="Fuentedepárrafopredeter." style:family="text">
      <style:text-properties fo:font-weight="bold" style:font-weight-asian="bold"/>
    </style:style>
    <style:style style:name="T126" style:parent-style-name="Fuentedepárrafopredeter." style:family="text">
      <style:text-properties style:font-weight-complex="bold"/>
    </style:style>
    <style:style style:name="T127" style:parent-style-name="Fuentedepárrafopredeter." style:family="text">
      <style:text-properties style:font-weight-complex="bold"/>
    </style:style>
    <style:style style:name="P128" style:parent-style-name="Default" style:family="paragraph">
      <style:text-properties style:font-weight-complex="bold"/>
    </style:style>
    <style:style style:name="T129" style:parent-style-name="Fuentedepárrafopredeter." style:family="text">
      <style:text-properties fo:font-weight="bold" style:font-weight-asian="bold"/>
    </style:style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style:font-weight-complex="bold"/>
    </style:style>
    <style:style style:name="P132" style:parent-style-name="Default" style:family="paragraph">
      <style:text-properties fo:font-weight="bold" style:font-weight-asian="bold"/>
    </style:style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style:font-weight-complex="bold"/>
    </style:style>
    <style:style style:name="T135" style:parent-style-name="Fuentedepárrafopredeter." style:family="text">
      <style:text-properties style:font-weight-complex="bold"/>
    </style:style>
    <style:style style:name="T136" style:parent-style-name="Fuentedepárrafopredeter." style:family="text">
      <style:text-properties style:font-weight-complex="bold"/>
    </style:style>
    <style:style style:name="P137" style:parent-style-name="Default" style:family="paragraph">
      <style:text-properties fo:font-weight="bold" style:font-weight-asian="bold"/>
    </style:style>
    <style:style style:name="T138" style:parent-style-name="Fuentedepárrafopredeter." style:family="text">
      <style:text-properties fo:font-weight="bold" style:font-weight-asian="bold"/>
    </style:style>
    <style:style style:name="T139" style:parent-style-name="Fuentedepárrafopredeter." style:family="text">
      <style:text-properties style:font-weight-complex="bold"/>
    </style:style>
    <style:style style:name="T140" style:parent-style-name="Fuentedepárrafopredeter." style:family="text">
      <style:text-properties style:font-weight-complex="bold"/>
    </style:style>
    <style:style style:name="P141" style:parent-style-name="Default" style:family="paragraph">
      <style:text-properties style:font-weight-complex="bold"/>
    </style:style>
    <style:style style:name="T142" style:parent-style-name="Fuentedepárrafopredeter." style:family="text">
      <style:text-properties fo:font-weight="bold" style:font-weight-asian="bold"/>
    </style:style>
    <style:style style:name="T143" style:parent-style-name="Fuentedepárrafopredeter." style:family="text">
      <style:text-properties style:font-weight-complex="bold"/>
    </style:style>
    <style:style style:name="T144" style:parent-style-name="Fuentedepárrafopredeter." style:family="text">
      <style:text-properties style:font-weight-complex="bold"/>
    </style:style>
    <style:style style:name="P145" style:parent-style-name="Default" style:family="paragraph">
      <style:text-properties fo:font-weight="bold" style:font-weight-asian="bold"/>
    </style:style>
    <style:style style:name="P146" style:parent-style-name="Default" style:family="paragraph">
      <style:text-properties fo:font-weight="bold" style:font-weight-asian="bold"/>
    </style:style>
    <style:style style:name="TableColumn148" style:family="table-column">
      <style:table-column-properties style:column-width="0.4513in"/>
    </style:style>
    <style:style style:name="TableColumn149" style:family="table-column">
      <style:table-column-properties style:column-width="4.2104in"/>
    </style:style>
    <style:style style:name="TableColumn150" style:family="table-column">
      <style:table-column-properties style:column-width="2.0243in"/>
    </style:style>
    <style:style style:name="Table147" style:family="table">
      <style:table-properties style:width="6.686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Default" style:family="paragraph">
      <style:paragraph-properties>
        <style:tab-stops>
          <style:tab-stop style:type="left" style:position="1.2083in"/>
        </style:tab-stops>
      </style:paragraph-properties>
      <style:text-properties fo:font-weight="bold" style:font-weight-asian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Default" style:family="paragraph">
      <style:paragraph-properties>
        <style:tab-stops>
          <style:tab-stop style:type="left" style:position="1.2083in"/>
        </style:tab-stops>
      </style:paragraph-properties>
      <style:text-properties fo:font-weight="bold" style:font-weight-asian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Default" style:family="paragraph">
      <style:text-properties fo:font-weight="bold" style:font-weight-asian="bold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Default" style:family="paragraph">
      <style:paragraph-properties>
        <style:tab-stops>
          <style:tab-stop style:type="left" style:position="1.2083in"/>
        </style:tab-stops>
      </style:paragraph-properties>
      <style:text-properties style:font-weight-complex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Default" style:family="paragraph">
      <style:paragraph-properties>
        <style:tab-stops>
          <style:tab-stop style:type="left" style:position="1.2083in"/>
        </style:tab-stops>
      </style:paragraph-properties>
      <style:text-properties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Default" style:family="paragraph">
      <style:text-properties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Default" style:family="paragraph">
      <style:text-properties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Default" style:family="paragraph">
      <style:text-properties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Default" style:family="paragraph">
      <style:text-properties style:font-weight-complex="bold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Default" style:family="paragraph">
      <style:text-properties style:font-weight-complex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Default" style:family="paragraph">
      <style:text-properties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Default" style:family="paragraph">
      <style:text-properties style:font-weight-complex="bold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Default" style:family="paragraph">
      <style:text-properties style:font-weight-complex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Default" style:family="paragraph">
      <style:text-properties style:font-weight-complex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Default" style:family="paragraph">
      <style:text-properties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Default" style:family="paragraph">
      <style:text-properties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Default" style:family="paragraph">
      <style:text-properties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Default" style:family="paragraph">
      <style:text-properties style:font-weight-complex="bold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Default" style:family="paragraph">
      <style:text-properties style:font-weight-complex="bold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Default" style:family="paragraph">
      <style:text-properties style:font-weight-complex="bold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Default" style:family="paragraph">
      <style:text-properties style:font-weight-complex="bold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Default" style:family="paragraph">
      <style:text-properties style:font-weight-complex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Default" style:family="paragraph">
      <style:text-properties style:font-weight-complex="bold"/>
    </style:style>
    <style:style style:name="P205" style:parent-style-name="Default" style:family="paragraph">
      <style:text-properties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Default" style:family="paragraph">
      <style:text-properties style:font-weight-complex="bold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Default" style:family="paragraph">
      <style:text-properties style:font-weight-complex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Default" style:family="paragraph">
      <style:text-properties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Default" style:family="paragraph">
      <style:text-properties style:font-weight-complex="bold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Default" style:family="paragraph">
      <style:text-properties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Default" style:family="paragraph">
      <style:text-properties style:font-weight-complex="bold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Default" style:family="paragraph">
      <style:text-properties style:font-weight-complex="bold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Default" style:family="paragraph"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Default" style:family="paragraph">
      <style:text-properties style:font-weight-complex="bold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Default" style:family="paragraph">
      <style:text-properties style:font-weight-complex="bold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Default" style:family="paragraph">
      <style:text-properties style:font-weight-complex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Default" style:family="paragraph">
      <style:text-properties style:font-weight-complex="bold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Default" style:family="paragraph">
      <style:text-properties style:font-weight-complex="bold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Default" style:family="paragraph"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Default" style:family="paragraph"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Default" style:family="paragraph">
      <style:text-properties style:font-weight-complex="bold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Default" style:family="paragraph">
      <style:text-properties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Default" style:family="paragraph">
      <style:text-properties style:font-weight-complex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Default" style:family="paragraph">
      <style:text-properties style:font-weight-complex="bold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Default" style:family="paragraph"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Default" style:family="paragraph"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Default" style:family="paragraph">
      <style:text-properties style:font-weight-complex="bold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Default" style:family="paragraph">
      <style:text-properties style:font-weight-complex="bold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Default" style:family="paragraph">
      <style:paragraph-properties fo:text-align="justify">
        <style:tab-stops>
          <style:tab-stop style:type="left" style:position="0.7604in"/>
        </style:tab-stops>
      </style:paragraph-properties>
      <style:text-properties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Default" style:family="paragraph">
      <style:text-properties style:font-weight-complex="bold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Default" style:family="paragraph"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Default" style:family="paragraph"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Default" style:family="paragraph">
      <style:text-properties style:font-weight-complex="bold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Default" style:family="paragraph">
      <style:text-properties style:font-weight-complex="bold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Default" style:family="paragraph">
      <style:text-properties style:font-weight-complex="bold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Default" style:family="paragraph">
      <style:text-properties style:font-weight-complex="bold"/>
    </style:style>
    <style:style style:name="P278" style:parent-style-name="Default" style:family="paragraph">
      <style:text-properties fo:font-weight="bold" style:font-weight-asian="bold"/>
    </style:style>
    <style:style style:name="P279" style:parent-style-name="Default" style:family="paragraph">
      <style:text-properties fo:font-weight="bold" style:font-weight-asian="bold"/>
    </style:style>
  </office:automatic-styles>
  <office:body>
    <office:text text:use-soft-page-breaks="true">
      <text:p text:style-name="P1">Empresa e iniciativa emprendedora</text:p>
      <text:p text:style-name="P2">Tema 7. <text:s/>Tramites para la constitución y puesta en marcha de la empresa.</text:p>
      <text:p text:style-name="P3">Actividad núm. 4 <text:s/>de la 3ª evaluación</text:p>
      <text:p text:style-name="P4">Nombre: Luis Huapaya Liñan</text:p>
      <text:p text:style-name="P5">Grupo: DAM2</text:p>
      <text:p text:style-name="P6">Fecha:14/05/2022</text:p>
      <text:p text:style-name="P7"/>
      <text:p text:style-name="P8"/>
      <text:p text:style-name="P9"/>
      <text:list text:style-name="LFO4" text:continue-numbering="true">
        <text:list-item>
          <text:p text:style-name="P10">Describe los trámites de<text:s/>constitución del empresario individual.</text:p>
        </text:list-item>
      </text:list>
      <text:p text:style-name="P11">El empresario individual no tiene ningún trámite específico de Constitución. Por ser persona ya es titulares de derechos y obligaciones.<text:s/></text:p>
      <text:p text:style-name="P12">Con el DNI sería suficiente.<text:tab/></text:p>
      <text:p text:style-name="P13"/>
      <text:p text:style-name="P14">2. Manuel Sánchez, que ha terminado un<text:s/>ciclo formativo de Cocina y Gastronomía, quiere montar un restaurante con otro compañero. Han decidido constituirse en sociedad limitada. Explica <text:s/>cuáles son los trámites necesarios para la adquisición de personalidad jurídica.</text:p>
      <text:list text:style-name="LFO5" text:continue-numbering="true">
        <text:list-item>
          <text:p text:style-name="P15">Solicitud de certificación negativa del nombre o raz<text:span text:style-name="T16">ó</text:span>n social.</text:p>
        </text:list-item>
        <text:list-item>
          <text:p text:style-name="P17">Solicitud de calificación para Sociedades Anónimas Laborales y Sociedades Cooperativas.</text:p>
        </text:list-item>
        <text:list-item>
          <text:p text:style-name="P18">Justificación de aportaciones dinerarias o no dinerarias.</text:p>
        </text:list-item>
        <text:list-item>
          <text:p text:style-name="P19">Escritura P<text:span text:style-name="T20">ú</text:span>blica de constitución.</text:p>
        </text:list-item>
        <text:list-item>
          <text:p text:style-name="P21">Liquidación del Impuesto de Transmisiones Patrimoniales y Actos Jur<text:span text:style-name="T22">í</text:span>dicos Documentados.</text:p>
        </text:list-item>
        <text:list-item>
          <text:p text:style-name="P23">Solicitud del Número de Identificación Fiscal.</text:p>
        </text:list-item>
        <text:list-item>
          <text:p text:style-name="P24">Inscripción en el Registro correspondiente</text:p>
        </text:list-item>
      </text:list>
      <text:p text:style-name="P25">3. ¿Puede tener una sociedad el mismo nombre que otra existente? Entra en la página web del Registro Mercantil Central, descarga una solicitud y rellénala con los tres posibles nombres que le pondrías a tu negocio de diseño de aplicaciones web. Comenta los consejos que en la página del Registro dan sobre la elección de nombre.</text:p>
      <text:p text:style-name="P26">Cuando se va a poner en marcha un negocio, hay que dar nombre al mismo. Para ello a la vez que se redacta la escritura los promotores de la sociedad deberán comprobar que el nombre elegido no coincide con el de ninguna otra sociedad existente.</text:p>
      <text:soft-page-break/>
      <text:p text:style-name="P27">Posibles Nombres</text:p>
      <text:list text:style-name="LFO6" text:continue-numbering="true">
        <text:list-item>
          <text:p text:style-name="P28">Develord</text:p>
        </text:list-item>
        <text:list-item>
          <text:p text:style-name="P29">LordDeveloper</text:p>
        </text:list-item>
        <text:list-item>
          <text:p text:style-name="P30">Mr. Developer</text:p>
        </text:list-item>
      </text:list>
      <text:p text:style-name="P31"/>
      <text:p text:style-name="P32">4.<text:s/>¿Qué trámites de puesta en marcha se realizan en Hacienda?</text:p>
      <text:list text:style-name="LFO7" text:continue-numbering="true">
        <text:list-item>
          <text:p text:style-name="P33">Alta en el IAE.</text:p>
        </text:list-item>
        <text:list-item>
          <text:p text:style-name="P34">Alta en el censo de etiquetas y opciones IVA.</text:p>
        </text:list-item>
        <text:list-item>
          <text:p text:style-name="P35">Alta en el Impuesto sobre bienes inmuebles (si el titular de la empresa es el dueño del local).</text:p>
        </text:list-item>
        <text:list-item>
          <text:p text:style-name="P36">Alta en Estimación Objetiva o Estimación Directa.</text:p>
        </text:list-item>
        <text:list-item>
          <text:p text:style-name="P37">Legalización de los libros obligatorios.</text:p>
        </text:list-item>
        <text:list-item>
          <text:p text:style-name="P38">Obtención del NIF.</text:p>
        </text:list-item>
      </text:list>
      <text:p text:style-name="P39"><text:span text:style-name="T40">5. Enumera y explica los trámites que deben realizarse ante la Dirección Provincial de Trabajo y Seguridad Social.</text:span></text:p>
      <text:p text:style-name="P41"><text:span text:style-name="T42"><text:tab/>• Comunicación de apertura del centro de trabajo:<text:s/></text:span><text:span text:style-name="T43">Cuando se vaya a<text:s/></text:span><text:span text:style-name="T44">proceder a la apertura de un nuevo centro de trabajo, o a la reanudación de una actividad después de efectuar alteraciones de importancia, se debe comunicar a la Dirección Provincial de Trabajo o al órgano competente de la comunidad autónoma dentro de los<text:s/></text:span><text:span text:style-name="T45">30 días siguientes a aquel en que se inicien las actividades.</text:span></text:p>
      <text:p text:style-name="P46"><text:span text:style-name="T47"><text:s/>• Diligenciar libro de visitas.<text:s/></text:span><text:span text:style-name="T48">Es un libro obligatorio que sirve para que los Inspectores de Trabajo realicen las anotaciones que consideren oportunas en caso de visita a su establecimiento: a</text:span><text:span text:style-name="T49">unque la empresa no tenga trabajadores a su servicio, deberá tenerlo en cada centro de trabajo a disposición de la autoridad laboral.</text:span></text:p>
      <text:p text:style-name="P50"><text:span text:style-name="T51"><text:s/>• Sellar calendario laboral: C</text:span><text:span text:style-name="T52">omprende el horario de trabajo y la distribución disposición anual de los días de trabajo,<text:s/></text:span><text:span text:style-name="T53">festivos, descansos semanales o entre jornadas, y otros días inhábiles, teniendo en cuenta la jornada máxima legal o, en su caso, la pactada. Es obligatorio exponerlo en lugar visible en cada centro de trabajo.</text:span></text:p>
      <text:p text:style-name="P54">6. Explica las diferentes posibilidades de afiliación a la Seguridad Social que hay en las sociedades limitadas y anónimas.</text:p>
      <text:soft-page-break/>
      <text:list text:style-name="LFO8" text:continue-numbering="true">
        <text:list-item>
          <text:list>
            <text:list-item>
              <text:p text:style-name="P55">Si el socio trabaja personalmente en la empresa y no desempeña funciones de dirección, deberá inscribirse en el régimen general.</text:p>
            </text:list-item>
            <text:list-item>
              <text:p text:style-name="P56">Si el socio no recibe salario por su actividad,<text:s/>pero sí una participación en los beneficios debe inscribirse en el Régimen Especial de Trabajadores autónomos.</text:p>
            </text:list-item>
            <text:list-item>
              <text:p text:style-name="P57">Si el socio desempeña solamente tareas de administración, deberá inscribirse en el Régimen Especial de Trabajadores autónomos.</text:p>
            </text:list-item>
          </text:list>
        </text:list-item>
      </text:list>
      <text:p text:style-name="P58"/>
      <text:p text:style-name="P59">7. Entra en la página www.circe.es y analiza toda la información que presta para la creación telemática de una sociedad limitada o de un empresario individual.</text:p>
      <text:p text:style-name="P60"><text:tab/>Procedimiento para crear un empresario individual:</text:p>
      <text:list text:style-name="LFO9" text:continue-numbering="true">
        <text:list-item>
          <text:p text:style-name="P61">Paso 1. Cumplimentación del documento único electrónico (DUE).</text:p>
        </text:list-item>
        <text:list-item>
          <text:p text:style-name="P62">Paso 2. Trámites en la Seguridad Social.</text:p>
        </text:list-item>
        <text:list-item>
          <text:p text:style-name="P63">Paso 3 Comunicación del inicio de actividad a la Agencia Tributaria.</text:p>
        </text:list-item>
        <text:list-item>
          <text:p text:style-name="P64">paso 4. Inscripción de ficheros de carácter personal en la Agencia Española de Protección de Datos.</text:p>
        </text:list-item>
      </text:list>
      <text:p text:style-name="P65">Procedimiento para crear una sociedad:</text:p>
      <text:list text:style-name="LFO10" text:continue-numbering="true">
        <text:list-item>
          <text:p text:style-name="P66">Paso 1. Cumplimentación del documento único electrónico (DUE).</text:p>
        </text:list-item>
        <text:list-item>
          <text:p text:style-name="P67">Paso 2. Reserva de la denominación social (solo SLNE).</text:p>
        </text:list-item>
        <text:list-item>
          <text:p text:style-name="P68">Paso 3 otorgamiento de la escritura de Constitución.</text:p>
        </text:list-item>
        <text:list-item>
          <text:p text:style-name="P69">Paso 4 Solicitud del NIF provisional</text:p>
        </text:list-item>
        <text:list-item>
          <text:p text:style-name="P70">Paso 5 Liquidación del impuesto de transmisiones<text:s/>patrimoniales y actos jurídicos documentales.</text:p>
        </text:list-item>
        <text:list-item>
          <text:p text:style-name="P71">Paso 6. Inscripción en el RMP.</text:p>
        </text:list-item>
        <text:list-item>
          <text:p text:style-name="P72">Paso 7. Trámites en la Seguridad Social.</text:p>
        </text:list-item>
        <text:list-item>
          <text:p text:style-name="P73">Paso 8. Expedición de la escritura inscrita.</text:p>
        </text:list-item>
        <text:list-item>
          <text:p text:style-name="P74">Paso 9. Solicitud del NIF definitivo de la sociedad.</text:p>
        </text:list-item>
        <text:list-item>
          <text:p text:style-name="P75">Paso 10. Inscripción de ficheros de carácter personal en la Agencia Española de Protección de Datos.</text:p>
        </text:list-item>
      </text:list>
      <text:p text:style-name="P76"/>
      <text:p text:style-name="Default"><text:span text:style-name="T77">8. Dos amigos que han terminado el ciclo de grado superior de Informática</text:span></text:p>
      <text:p text:style-name="P78"><text:s text:c="4"/>quieren montar una sociedad limitada dedicada a la creación y</text:p>
      <text:p text:style-name="P79"><text:s text:c="4"/>mantenimiento de páginas web. Analiza los trámites que deben realizar en</text:p>
      <text:p text:style-name="P80"><text:s text:c="4"/>el ayuntamiento de la localidad donde van a iniciar la actividad. Tienen que <text:s text:c="3"/></text:p>
      <text:p text:style-name="P81"><text:s text:c="4"/>hacer obras de reforma en el local.</text:p>
      <text:p text:style-name="P82"/>
      <text:list text:style-name="LFO11" text:continue-numbering="true">
        <text:list-item>
          <text:p text:style-name="P83">Solicitud de la licencia de obras.</text:p>
        </text:list-item>
      </text:list>
      <text:p text:style-name="P84"/>
      <text:list text:style-name="LFO11" text:continue-numbering="true">
        <text:list-item>
          <text:p text:style-name="P85">Solicitud licencia de apertura.</text:p>
        </text:list-item>
      </text:list>
      <text:p text:style-name="P86"/>
      <text:list text:style-name="LFO11" text:continue-numbering="true">
        <text:list-item>
          <text:p text:style-name="P87">Entre otros.</text:p>
        </text:list-item>
      </text:list>
      <text:p text:style-name="P88"/>
      <text:p text:style-name="P89"/>
      <text:p text:style-name="Default"><text:span text:style-name="T90">9. Describe<text:s/></text:span><text:span text:style-name="T91">brevemente para qué sirven cada delos siguientes trámites:</text:span></text:p>
      <text:p text:style-name="P92"/>
      <text:p text:style-name="P93"/>
      <text:p text:style-name="Default"><text:span text:style-name="T94">Alta en el censo:</text:span><text:span text:style-name="T95"><text:s/>Con este documento se comunica a la administración el comienzo y el tipo de actividad de la empresa.</text:span></text:p>
      <text:p text:style-name="P96"/>
      <text:p text:style-name="Default"><text:span text:style-name="T97">Alta en el impuesto sobre actividades económicas (IAE):</text:span><text:span text:style-name="T98"><text:s/>El IAE es un<text:s/></text:span><text:span text:style-name="T99">tributo local que grava el ejercicio de actividades empresariales, profesionales o artísticas.</text:span></text:p>
      <text:p text:style-name="P100"/>
      <text:p text:style-name="Default"><text:span text:style-name="T101">Diligencia y legalización de los libros obligatorios:</text:span><text:span text:style-name="T102"><text:s/>Los empresarios deben llevar una contabilidad ordenada y adecuada a su actividad, y un libro diario y otro</text:span><text:span text:style-name="T103"><text:s/>de inventarios y cuentas anuales. Además, por cuestiones fiscales, deben llevar una serie de libros auxiliares.</text:span></text:p>
      <text:p text:style-name="P104"/>
      <text:p text:style-name="Default"><text:span text:style-name="T105">Inscripción de la empresa en la Seguridad Social:</text:span><text:span text:style-name="T106"><text:s/>Del acto de inscripción se deriva, entre otros efectos, la asignación de un número patronal<text:s/></text:span><text:span text:style-name="T107">para la identificación de la empresa, número que se utilizará siempre en las relaciones con los organismos de la Seguridad Social, y que será único dentro de cada provincia.</text:span></text:p>
      <text:p text:style-name="P108"/>
      <text:p text:style-name="Default"><text:span text:style-name="T109">Alta del empresario:</text:span><text:span text:style-name="T110"><text:s/>Toda persona que se dé de alta en el IAE para ejercer una ac</text:span><text:span text:style-name="T111">tividad comercial, industrial o de servicios, deberá obligatoriamente inscribirse en el Régimen Especial de los Trabajadores Autónomos, incluso si desarrolla una actividad por cuenta ajena y está dado de alta en el régimen general.</text:span></text:p>
      <text:p text:style-name="P112"/>
      <text:p text:style-name="Default"><text:span text:style-name="T113">Afiliación y alta de lo</text:span><text:span text:style-name="T114">s trabajadores</text:span><text:span text:style-name="T115">: La afiliación es el acto administrativo por el que la Tesorería General de la Seguridad Social reconoce a las personas físicas</text:span><text:span text:style-name="T116"><text:s/></text:span><text:span text:style-name="T117">su inclusión por primera vez en el Sistema de Seguridad Social. Es<text:s/></text:span><text:soft-page-break/><text:span text:style-name="T118">obligatoria para todas las personas incluidas<text:s/></text:span><text:span text:style-name="T119">en el campo de aplicación de la Seguridad Social, única y vitalicia.</text:span></text:p>
      <text:p text:style-name="P120"/>
      <text:p text:style-name="Default"><text:span text:style-name="T121">Adquisición y sellado del libro de visitas</text:span><text:span text:style-name="T122">: Las anotaciones más frecuentes en el libro de visitas se refieren a la corrección de defectos leves referentes a asuntos de seguridad e higien</text:span><text:span text:style-name="T123">e, al mandato de ingreso de cuotas de la Seguridad Social no realizadas, o a la decisión de paralización o suspensión de trabajos si existe riesgo para la salud de los trabajadores.</text:span></text:p>
      <text:p text:style-name="P124"/>
      <text:p text:style-name="Default"><text:span text:style-name="T125">Compra de los locales:</text:span><text:span text:style-name="T126"><text:s/>Si para el desarrollo de la actividad proyectada e</text:span><text:span text:style-name="T127">s preciso comprar terrenos o locales, se debe comprobar que la calificación urbanística de estos nos va a permitir desarrollar dicha actividad, de tal manera que no exista ningún obstáculo para obtener posteriormente las oportunas licencias municipales.</text:span></text:p>
      <text:p text:style-name="P128"/>
      <text:p text:style-name="Default"><text:span text:style-name="T129">A</text:span><text:span text:style-name="T130">rrendamiento de locales:</text:span><text:span text:style-name="T131"><text:s/>Hay veces que para ejercer la actividad no se cuenta con un local propio donde desarrollar el negocio, y es preciso obtener el derecho a su uso mediante un contrato de arrendamiento</text:span></text:p>
      <text:p text:style-name="P132"/>
      <text:p text:style-name="Default"><text:span text:style-name="T133">Solicitud de licencia de obras:</text:span><text:span text:style-name="T134"><text:s/>Si necesitamos h</text:span><text:span text:style-name="T135">acer obras en los locales donde vamos a desarrollar nuestra actividad, debemos solicitar del ayuntamiento la oportuna licencia de obras. <text:s/>Esta licencia supone que el ayuntamiento reconoce que las obras que se quieren realizar están de acuerdo con las norma</text:span><text:span text:style-name="T136">s urbanísticas del municipio. <text:s/></text:span></text:p>
      <text:p text:style-name="P137"/>
      <text:p text:style-name="Default"><text:span text:style-name="T138">Solicitud de licencia de apertura</text:span><text:span text:style-name="T139">: Esta licencia tiene como finalidad autorizar el uso del local y sus instalaciones, previa constatación de que estos se encuentran debidamente terminados y dispuestos, según las condiciones</text:span><text:span text:style-name="T140"><text:s/>urbanísticas, ambientales y de seguridad.</text:span></text:p>
      <text:p text:style-name="P141"/>
      <text:p text:style-name="Default"><text:span text:style-name="T142">Comunicación de apertura del centro de trabajo</text:span><text:span text:style-name="T143">: Cuando se vaya a proceder a la apertura de un nuevo centro de trabajo, o a la reanudación de una actividad después de efectuar alteraciones de importancia, se debe<text:s/></text:span><text:span text:style-name="T144">comunicar a la Dirección Provincial de Trabajo o al órgano competente de la comunidad autónomo dentro de los 30 días siguientes a aquel en que se inicien las actividades. <text:s/></text:span></text:p>
      <text:p text:style-name="Default"/>
      <text:p text:style-name="P145">10.-Escribe al lado de cada trámite el lugar en el que se realiza: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N.º</text:p>
          </table:table-cell>
          <table:table-cell table:style-name="TableCell154">
            <text:p text:style-name="P155">Trámite</text:p>
          </table:table-cell>
          <table:table-cell table:style-name="TableCell156">
            <text:p text:style-name="P157">Lugar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Afiliación y alta de los trabajadores</text:p>
          </table:table-cell>
          <table:table-cell table:style-name="TableCell163">
            <text:p text:style-name="P164">Tesorería General de la Seguridad Social</text:p>
          </table:table-cell>
        </table:table-row>
        <table:table-row table:style-name="TableRow165">
          <table:table-cell table:style-name="TableCell166">
            <text:p text:style-name="P167">2</text:p>
          </table:table-cell>
          <table:table-cell table:style-name="TableCell168">
            <text:p text:style-name="P169">Alta en el censo de etiquetas y opciones IVA</text:p>
          </table:table-cell>
          <table:table-cell table:style-name="TableCell170">
            <text:p text:style-name="P171">Delegación o Administración de Hacienda</text:p>
          </table:table-cell>
        </table:table-row>
        <table:table-row table:style-name="TableRow172">
          <table:table-cell table:style-name="TableCell173">
            <text:p text:style-name="P174">3</text:p>
          </table:table-cell>
          <table:table-cell table:style-name="TableCell175">
            <text:p text:style-name="P176">Alta en el IAE</text:p>
          </table:table-cell>
          <table:table-cell table:style-name="TableCell177">
            <text:p text:style-name="P178">Delegación o Administración de Hacienda</text:p>
          </table:table-cell>
        </table:table-row>
        <text:soft-page-break/>
        <table:table-row table:style-name="TableRow179">
          <table:table-cell table:style-name="TableCell180">
            <text:p text:style-name="P181">4</text:p>
          </table:table-cell>
          <table:table-cell table:style-name="TableCell182">
            <text:p text:style-name="P183">Alta en<text:s/>el impuesto sobre bienes inmuebles (si el titular de la empresa es el dueño del local)</text:p>
          </table:table-cell>
          <table:table-cell table:style-name="TableCell184">
            <text:p text:style-name="P185">Delegación o Administración de Hacienda</text:p>
          </table:table-cell>
        </table:table-row>
        <table:table-row table:style-name="TableRow186">
          <table:table-cell table:style-name="TableCell187">
            <text:p text:style-name="P188">5</text:p>
          </table:table-cell>
          <table:table-cell table:style-name="TableCell189">
            <text:p text:style-name="P190">Alta en estimación objetiva o estimación directa</text:p>
          </table:table-cell>
          <table:table-cell table:style-name="TableCell191">
            <text:p text:style-name="P192">Delegación o Administración de Hacienda</text:p>
          </table:table-cell>
        </table:table-row>
        <table:table-row table:style-name="TableRow193">
          <table:table-cell table:style-name="TableCell194">
            <text:p text:style-name="P195">6</text:p>
          </table:table-cell>
          <table:table-cell table:style-name="TableCell196">
            <text:p text:style-name="P197">Comunicación de apertura del centro de trabajo</text:p>
          </table:table-cell>
          <table:table-cell table:style-name="TableCell198">
            <text:p text:style-name="P199">Delegación o Administración de Hacienda</text:p>
          </table:table-cell>
        </table:table-row>
        <table:table-row table:style-name="TableRow200">
          <table:table-cell table:style-name="TableCell201">
            <text:p text:style-name="P202">7</text:p>
          </table:table-cell>
          <table:table-cell table:style-name="TableCell203">
            <text:p text:style-name="P204">Diligenciar el libro de visitas</text:p>
            <text:p text:style-name="P205"/>
          </table:table-cell>
          <table:table-cell table:style-name="TableCell206">
            <text:p text:style-name="P207">Dirección Provincial de Trabajo y Seguridad Social</text:p>
          </table:table-cell>
        </table:table-row>
        <table:table-row table:style-name="TableRow208">
          <table:table-cell table:style-name="TableCell209">
            <text:p text:style-name="P210">8</text:p>
          </table:table-cell>
          <table:table-cell table:style-name="TableCell211">
            <text:p text:style-name="P212">Inscripción de la empresa en la Seguridad Social</text:p>
          </table:table-cell>
          <table:table-cell table:style-name="TableCell213">
            <text:p text:style-name="P214">Tesorería General de la Seguridad Social</text:p>
          </table:table-cell>
        </table:table-row>
        <table:table-row table:style-name="TableRow215">
          <table:table-cell table:style-name="TableCell216">
            <text:p text:style-name="P217">9</text:p>
          </table:table-cell>
          <table:table-cell table:style-name="TableCell218">
            <text:p text:style-name="P219">Inscripción en el régimen especial de Autónomos</text:p>
          </table:table-cell>
          <table:table-cell table:style-name="TableCell220">
            <text:p text:style-name="P221">Tesorería General de la Seguridad Social</text:p>
          </table:table-cell>
        </table:table-row>
        <table:table-row table:style-name="TableRow222">
          <table:table-cell table:style-name="TableCell223">
            <text:p text:style-name="P224">10</text:p>
          </table:table-cell>
          <table:table-cell table:style-name="TableCell225">
            <text:p text:style-name="P226">Inscripción en el Registro de la Propiedad Industrial</text:p>
          </table:table-cell>
          <table:table-cell table:style-name="TableCell227">
            <text:p text:style-name="P228">Dirección Provincial de Industria</text:p>
          </table:table-cell>
        </table:table-row>
        <table:table-row table:style-name="TableRow229">
          <table:table-cell table:style-name="TableCell230">
            <text:p text:style-name="P231">11</text:p>
          </table:table-cell>
          <table:table-cell table:style-name="TableCell232">
            <text:p text:style-name="P233">Legalización de los libros obligatorios</text:p>
          </table:table-cell>
          <table:table-cell table:style-name="TableCell234">
            <text:p text:style-name="P235">Delegación o Administración de<text:s/>Hacienda</text:p>
          </table:table-cell>
        </table:table-row>
        <table:table-row table:style-name="TableRow236">
          <table:table-cell table:style-name="TableCell237">
            <text:p text:style-name="P238">12</text:p>
          </table:table-cell>
          <table:table-cell table:style-name="TableCell239">
            <text:p text:style-name="P240">Obtención del NIF</text:p>
          </table:table-cell>
          <table:table-cell table:style-name="TableCell241">
            <text:p text:style-name="P242">Delegación o Administración de Hacienda</text:p>
          </table:table-cell>
        </table:table-row>
        <table:table-row table:style-name="TableRow243">
          <table:table-cell table:style-name="TableCell244">
            <text:p text:style-name="P245">13</text:p>
          </table:table-cell>
          <table:table-cell table:style-name="TableCell246">
            <text:p text:style-name="P247">Otros tributos municipales</text:p>
          </table:table-cell>
          <table:table-cell table:style-name="TableCell248">
            <text:p text:style-name="P249">Ayuntamientos</text:p>
          </table:table-cell>
        </table:table-row>
        <table:table-row table:style-name="TableRow250">
          <table:table-cell table:style-name="TableCell251">
            <text:p text:style-name="P252">14</text:p>
          </table:table-cell>
          <table:table-cell table:style-name="TableCell253">
            <text:p text:style-name="P254">Registro de los contratos formalizados con los trabajadores</text:p>
          </table:table-cell>
          <table:table-cell table:style-name="TableCell255">
            <text:p text:style-name="P256">Oficinas de empleo</text:p>
          </table:table-cell>
        </table:table-row>
        <table:table-row table:style-name="TableRow257">
          <table:table-cell table:style-name="TableCell258">
            <text:p text:style-name="P259">15</text:p>
          </table:table-cell>
          <table:table-cell table:style-name="TableCell260">
            <text:p text:style-name="P261">Sellar el calendario laboral</text:p>
          </table:table-cell>
          <table:table-cell table:style-name="TableCell262">
            <text:p text:style-name="P263">Dirección<text:s/>Provincial de Trabajo y Seguridad Social</text:p>
          </table:table-cell>
        </table:table-row>
        <table:table-row table:style-name="TableRow264">
          <table:table-cell table:style-name="TableCell265">
            <text:p text:style-name="P266">16</text:p>
          </table:table-cell>
          <table:table-cell table:style-name="TableCell267">
            <text:p text:style-name="P268">Solicitud de la licencia de apertura</text:p>
          </table:table-cell>
          <table:table-cell table:style-name="TableCell269">
            <text:p text:style-name="P270">Ayuntamientos</text:p>
          </table:table-cell>
        </table:table-row>
        <table:table-row table:style-name="TableRow271">
          <table:table-cell table:style-name="TableCell272">
            <text:p text:style-name="P273">17</text:p>
          </table:table-cell>
          <table:table-cell table:style-name="TableCell274">
            <text:p text:style-name="P275">Solicitud de la licencia de obras</text:p>
          </table:table-cell>
          <table:table-cell table:style-name="TableCell276">
            <text:p text:style-name="P277">Ayuntamientos</text:p>
          </table:table-cell>
        </table:table-row>
      </table:table>
      <text:p text:style-name="Default"/>
      <text:p text:style-name="P278"/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Verdana" style:font-name-asian="Verdana" style:font-name-complex="Verdana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MS Mincho" style:font-name-asian="MS Mincho" style:font-name-complex="Verdana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75in" text:min-label-width="0.2604in" text:list-level-position-and-space-mode="label-alignment">
          <style:list-level-label-alignment text:label-followed-by="listtab" fo:margin-left="1.0104in" fo:text-indent="-0.2604in"/>
        </style:list-level-properties>
        <style:text-properties style:font-name="MS Mincho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f gsd gf gf gf sdgwd gwd gg asg awt sa gfas gfa sg asrt as fas dfa srta ser ase frs f ser aser s f ase rs r ser se ra se4 as3</dc:title>
    <meta:initial-creator>javier_aguilera</meta:initial-creator>
    <dc:creator>Luis Joseph Huapaya Liñan</dc:creator>
    <meta:creation-date>2022-05-14T05:00:00Z</meta:creation-date>
    <dc:date>2022-05-14T05:36:00Z</dc:date>
    <meta:template xlink:href="Normal.dotm" xlink:type="simple"/>
    <meta:editing-cycles>8</meta:editing-cycles>
    <meta:editing-duration>PT2220S</meta:editing-duration>
    <meta:document-statistic meta:page-count="6" meta:paragraph-count="153" meta:word-count="1646" meta:character-count="10135" meta:row-count="261" meta:non-whitespace-character-count="8642"/>
  </office:meta>
</office:document-meta>
</file>